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10ad7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Создать модель "Клиент" с полями: </text:p>
      <text:list xml:id="list4601629173928362281" text:style-name="L1">
        <text:list-item>
          <text:p text:style-name="P7">Фамилия </text:p>
        </text:list-item>
        <text:list-item>
          <text:p text:style-name="P7">Имя </text:p>
        </text:list-item>
        <text:list-item>
          <text:p text:style-name="P7">Отчество (может быть пустым) </text:p>
        </text:list-item>
        <text:list-item>
          <text:p text:style-name="P7">Пол (с вариантами "Мужской", "Женский") </text:p>
        </text:list-item>
        <text:list-item>
          <text:p text:style-name="P1">Дата рождения </text:p>
        </text:list-item>
      </text:list>
      <text:p text:style-name="Text_20_body">По умолачнию, клиенты сортируются по ФИО. </text:p>
      <text:p text:style-name="Text_20_body">Связанная с "Клиентом" абстрактная модель "Заявка": </text:p>
      <text:list xml:id="list5645635681427691227" text:style-name="L2">
        <text:list-item>
          <text:p text:style-name="P8">номер заявки (уникальное значение) </text:p>
        </text:list-item>
        <text:list-item>
          <text:p text:style-name="P8">категории (см. модель Категории) </text:p>
        </text:list-item>
        <text:list-item>
          <text:p text:style-name="P8">дата/время создания заявки </text:p>
        </text:list-item>
        <text:list-item>
          <text:p text:style-name="P8">дата/время модификации заявки </text:p>
        </text:list-item>
        <text:list-item>
          <text:p text:style-name="P2">дата/время удаления заявки </text:p>
        </text:list-item>
      </text:list>
      <text:p text:style-name="Text_20_body">От "Заявки" сделать модели "Лабораторная заявка" и "Заявка мед центра". </text:p>
      <text:p text:style-name="Text_20_body">Модель "Категория" содержит информацию о некоторой категории заявки. С одной заявкой может быть связана более чем одна категория. Поля: </text:p>
      <text:list xml:id="list5532895305669574417" text:style-name="L3">
        <text:list-item>
          <text:p text:style-name="P9">название </text:p>
        </text:list-item>
        <text:list-item>
          <text:p text:style-name="P3">описание (может содержать развернутое описание категории) </text:p>
        </text:list-item>
      </text:list>
      <text:p text:style-name="Text_20_body">Модель "Доставка" является информационным расширением модели "Заявка мед центра". Каждой заявке может соответствовать только один объект доставки. Поля: </text:p>
      <text:list xml:id="list8623272705035392058" text:style-name="L4">
        <text:list-item>
          <text:p text:style-name="P10">адрес </text:p>
        </text:list-item>
        <text:list-item>
          <text:p text:style-name="P10">способ доставки ("самовывоз", "курьером", "неопределен") </text:p>
        </text:list-item>
        <text:list-item>
          <text:p text:style-name="P4">время выдачи (может быть пустым) </text:p>
        </text:list-item>
      </text:list>
      <text:p text:style-name="Text_20_body">Прокси модель "XML Клиент", должна расширять базовый класс "Клиент" методом get_xml </text:p>
      <text:p text:style-name="Text_20_body">Дополнительные указания: </text:p>
      <text:list xml:id="list8994257231364824363" text:style-name="L5">
        <text:list-item>
          <text:p text:style-name="P11">для всех полей задать атрибуты verbose_name </text:p>
        </text:list-item>
        <text:list-item>
          <text:p text:style-name="P5">для всех моделей определить способ отображения объектов в текстовом контексте </text:p>
        </text:list-item>
      </text:list>
      <text:p text:style-name="Standard"/>
      <text:p text:style-name="Standard"/>
      <text:p text:style-name="Standard"/>
      <text:p text:style-name="Standard">Создать произвольный класс с полями всех типов данных. </text:p>
      <text:p text:style-name="Standard"/>
      <text:p text:style-name="Standard"/>
      <text:p text:style-name="Standard"/>
      <text:p text:style-name="Standard"/>
      <text:p text:style-name="Standard">На созданных классах моделей использовать все опции хотя бы по одному разу каждую. </text:p>
      <text:p text:style-name="Standard"/>
      <text:p text:style-name="Standard"/>
      <text:p text:style-name="Standard"/>
      <text:p text:style-name="Text_20_body"><text:soft-page-break/>На созданных моделях нужно продимострировать работу всех видов запросов. Для этого напишите скрипт который: </text:p>
      <text:list xml:id="list7792782188609118479" text:style-name="L6">
        <text:list-item>
          <text:p text:style-name="P12">двумя способами создает в базе объект клиента </text:p>
        </text:list-item>
        <text:list-item>
          <text:p text:style-name="P12">создает объекты заявок и тремя способами связывает их с клиентами </text:p>
        </text:list-item>
        <text:list-item>
          <text:p text:style-name="P12">получает из базы </text:p>
          <text:list>
            <text:list-item>
              <text:p text:style-name="P12">объекты всех заявок </text:p>
            </text:list-item>
            <text:list-item>
              <text:p text:style-name="P12">фильтрует их по какому-нибудь признаку </text:p>
            </text:list-item>
            <text:list-item>
              <text:p text:style-name="P12">исключает из выбор данные соответствующие определенным параметрам </text:p>
            </text:list-item>
            <text:list-item>
              <text:p text:style-name="P12">ограничивает выборку по кол-ву элементов </text:p>
            </text:list-item>
            <text:list-item>
              <text:p text:style-name="P12">использует для выборки условия </text:p>
              <text:list>
                <text:list-item>
                  <text:p text:style-name="P12">точного совпадения </text:p>
                </text:list-item>
                <text:list-item>
                  <text:p text:style-name="P12">совпадения без учета регистра </text:p>
                </text:list-item>
                <text:list-item>
                  <text:p text:style-name="P12">содержания текста </text:p>
                </text:list-item>
                <text:list-item>
                  <text:p text:style-name="P12">начало/конец совпадает с текстом с/без учета регистра </text:p>
                </text:list-item>
              </text:list>
            </text:list-item>
            <text:list-item>
              <text:p text:style-name="P12">получает объект заявок у которых объекты клиентов соответствуют определенным условиям </text:p>
            </text:list-item>
          </text:list>
        </text:list-item>
        <text:list-item>
          <text:p text:style-name="P12">демонстрирует работу с F и Q объектами </text:p>
        </text:list-item>
        <text:list-item>
          <text:p text:style-name="P12">удаляет объекты </text:p>
        </text:list-item>
        <text:list-item>
          <text:p text:style-name="P12">копирует объекты </text:p>
        </text:list-item>
        <text:list-item>
          <text:p text:style-name="P12">изменяет объекты сразу всех заявок принадлежащих одному клиенту </text:p>
        </text:list-item>
        <text:list-item>
          <text:p text:style-name="P6">демонстрирует работу со связанными объектами (например, через клиентов с заявками): создание/удаление/очистка/фильтрация </text:p>
        </text:list-item>
      </text:list>
      <text:p text:style-name="Standard"/>
      <text:p text:style-name="Standard"/>
      <text:p text:style-name="Standard"/>
      <text:p text:style-name="Standard">Составить примеры всех возможностей QuerySet описанных в <text:span text:style-name="T1">документации</text:span></text:p>
      <text:p text:style-name="Standard"/>
      <text:p text:style-name="Standard"/>
      <text:p text:style-name="Standard"/>
      <text:p text:style-name="Standard">Составить шаблон выводящий список заявок. В шаблоне должно быть продемонстрировано использование тегов, фильтров и переменных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45:04.914540579</meta:creation-date>
    <dc:date>2016-05-08T17:46:36.764047672</dc:date>
    <meta:editing-duration>PT1M32S</meta:editing-duration>
    <meta:editing-cycles>1</meta:editing-cycles>
    <meta:document-statistic meta:table-count="0" meta:image-count="0" meta:object-count="0" meta:page-count="2" meta:paragraph-count="48" meta:word-count="333" meta:character-count="2415" meta:non-whitespace-character-count="2118"/>
    <meta:generator>LibreOffice/5.1.2.2$Linux_X86_64 LibreOffice_project/10m0$Build-2</meta:generator>
  </office:meta>
</office:document-meta>
</file>